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8eeb" officeooo:paragraph-rsid="001f8eeb"/>
    </style:style>
    <style:style style:name="P2" style:family="paragraph" style:parent-style-name="Standard">
      <style:text-properties style:text-underline-style="none" officeooo:rsid="001f8eeb" officeooo:paragraph-rsid="001f8eeb"/>
    </style:style>
    <style:style style:name="P3" style:family="paragraph" style:parent-style-name="Standard" style:list-style-name="L1">
      <style:text-properties style:text-underline-style="none" officeooo:rsid="001f8eeb" officeooo:paragraph-rsid="001f8e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віт про виконану роботу за тиждень</text:p>
      <text:p text:style-name="P2"/>
      <text:list xml:id="list2602339309" text:style-name="L1">
        <text:list-item>
          <text:p text:style-name="P3">Визначив 3 API, які доцільно використати</text:p>
        </text:list-item>
        <text:list-item>
          <text:p text:style-name="P3">Розібрався у основних особливостях роботи з ними</text:p>
        </text:list-item>
        <text:list-item>
          <text:p text:style-name="P3">Написав вимоги до проекту</text:p>
        </text:list-item>
        <text:list-item>
          <text:p text:style-name="P3">Визначив подальший план дій, наступним пунктом буде розділити світ на адміністративні регіони <text:s/>та записати ці регіони у окремий модуль або CSV-фай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6:43:47.131442030</meta:creation-date>
    <meta:generator>LibreOffice/5.4.5.1$Linux_X86_64 LibreOffice_project/40$Build-1</meta:generator>
    <dc:date>2018-02-24T16:55:41.761646708</dc:date>
    <meta:editing-duration>PT5M12S</meta:editing-duration>
    <meta:editing-cycles>2</meta:editing-cycles>
    <meta:document-statistic meta:table-count="0" meta:image-count="0" meta:object-count="0" meta:page-count="1" meta:paragraph-count="5" meta:word-count="48" meta:character-count="303" meta:non-whitespace-character-count="263"/>
  </office:meta>
</office:document-meta>
</file>